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Heading_20_2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de74ngmrktkh"/>Hardware</text:p>
      <text:p text:style-name="Standard"/>
      <text:p text:style-name="Standard">CPU vs GPU - optimised for highly parallel tasks</text:p>
      <text:p text:style-name="Standard">Difficult to write CUDA code which leads to libraries like cuDNN become popular</text:p>
      <text:p text:style-name="Standard"/>
      <text:p text:style-name="Standard">When writing code for GPU - there are things that can bottleneck the performance</text:p>
      <text:list xml:id="list441950150" text:style-name="WWNum1">
        <text:list-item>
          <text:p text:style-name="P2">Reading data sequentially from a hard disk -&gt; if the whole thing is small, read the whole dataset into GPU RAM.</text:p>
        </text:list-item>
        <text:list-item>
          <text:p text:style-name="P2">SSD versus Hard disk -&gt; read data from SSD.</text:p>
        </text:list-item>
        <text:list-item>
          <text:p text:style-name="P2">Use multiple Cpu threads to prefetch data. Multithreading -&gt; One thread is reading data of the hard disk into memory (if there is space) and its responsible for constructing the minibatch, the other thread takes minibatch one at a time and </text:p>
        </text:list-item>
        <text:list-item>
          <text:p text:style-name="P2">Every iteration - our job is to use a minibatch of data</text:p>
        </text:list-item>
      </text:list>
      <text:p text:style-name="Heading_20_2"><text:bookmark text:name="_1k58pdf03iqj"/>Software</text:p>
      <text:p text:style-name="Standard"/>
      <text:p text:style-name="Standard">Tensorflow</text:p>
      <text:p text:style-name="Standard">Placeholders - things we feed, eg: input images</text:p>
      <text:p text:style-name="Standard">Variables - Entities that live inside the graph - eg: weights. We cannot make weights placeholders because it would involve a large amount of copying from CPU to GPU memory. </text:p>
      <text:p text:style-name="Standard">Both placeholders &amp; variables are nodes in a computational graph</text:p>
      <text:p text:style-name="Standard">Numpy lives on CPU only. Therefore we want the weights to be inside tensorflow only</text:p>
      <text:p text:style-name="Standard">Even within tensorflow - you would use higher level libraries - tf.contrib.layers, keras</text:p>
      <text:p text:style-name="Standard">Don't use tensorflow manually</text:p>
      <text:p text:style-name="Standard">Tensorboard - helps visualise things</text:p>
      <text:p text:style-name="Standard"/>
      <text:p text:style-name="Standard">Pytorch</text:p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Pytorch</text:p>
          </table:table-cell>
          <table:table-cell table:style-name="Table1.A1" office:value-type="string">
            <text:p text:style-name="P3">Tensorflow</text:p>
          </table:table-cell>
        </table:table-row>
        <table:table-row table:style-name="Table1.1">
          <table:table-cell table:style-name="Table1.A1" office:value-type="string">
            <text:p text:style-name="P3">Tensor - but run on GPU. Like normal array</text:p>
          </table:table-cell>
          <table:table-cell table:style-name="Table1.A1" office:value-type="string">
            <text:p text:style-name="P3">Numpy Array</text:p>
          </table:table-cell>
        </table:table-row>
        <table:table-row table:style-name="Table1.1">
          <table:table-cell table:style-name="Table1.A1" office:value-type="string">
            <text:p text:style-name="P3">Variable - builds computational graph</text:p>
          </table:table-cell>
          <table:table-cell table:style-name="Table1.A1" office:value-type="string">
            <text:p text:style-name="P3">Variable, Placeholder</text:p>
          </table:table-cell>
        </table:table-row>
        <table:table-row table:style-name="Table1.1">
          <table:table-cell table:style-name="Table1.A1" office:value-type="string">
            <text:p text:style-name="P3">Modules - layers of the Neural Network</text:p>
          </table:table-cell>
          <table:table-cell table:style-name="Table1.A1" office:value-type="string">
            <text:p text:style-name="P3">Many modules TFLearn, TFSlim</text:p>
          </table:table-cell>
        </table:table-row>
        <table:table-row table:style-name="Table1.1">
          <table:table-cell table:style-name="Table1.A1" office:value-type="string">
            <text:p text:style-name="P1">New graph everytime</text:p>
          </table:table-cell>
          <table:table-cell table:style-name="Table1.A1" office:value-type="string">
            <text:p text:style-name="P3">Static graph</text:p>
          </table:table-cell>
        </table:table-row>
        <table:table-row table:style-name="Table1.1">
          <table:table-cell table:style-name="Table1.A1" office:value-type="string">
            <text:p text:style-name="P1">Can create own classes - autograd function.</text:p>
            <text:p text:style-name="P1">Implement forward &amp; backward pass using tensors. Less abstraction.</text:p>
          </table:table-cell>
          <table:table-cell table:style-name="Table1.A1" office:value-type="string">
            <text:p text:style-name="P3">Preferred to use in built stuff. Higher level abstraction;</text:p>
          </table:table-cell>
        </table:table-row>
        <table:table-row table:style-name="Table1.1">
          <table:table-cell table:style-name="Table1.A1" office:value-type="string">
            <text:p text:style-name="P1">Nn package</text:p>
          </table:table-cell>
          <table:table-cell table:style-name="Table1.A1" office:value-type="string">
            <text:p text:style-name="P3">Keras, TFLearn, etc.</text:p>
          </table:table-cell>
        </table:table-row>
      </table:table>
      <text:p text:style-name="Standard">For learning and things - PyTorch seems better. Less choice involved</text:p>
      <text:p text:style-name="Standard">Pytorch has data loader to update minibatches using multithreading and stuff</text:p>
      <text:p text:style-name="Standard">Visdom - visualise loss statistica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36" meta:word-count="305" meta:character-count="1821" meta:non-whitespace-character-count="1554"/>
    <meta:generator>LibreOfficeDev/6.0.5.2$Linux_X86_64 LibreOffice_project/</meta:generator>
  </office:meta>
</office:document-meta>
</file>